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84f46" officeooo:paragraph-rsid="00184f46"/>
    </style:style>
    <style:style style:name="P2" style:family="paragraph" style:parent-style-name="Standard">
      <style:text-properties fo:font-size="16pt" officeooo:rsid="00184f46" officeooo:paragraph-rsid="00184f46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fo:font-size="16pt" officeooo:rsid="00184f46" officeooo:paragraph-rsid="00184f46" style:font-size-asian="16pt" style:font-size-complex="16pt"/>
    </style:style>
    <style:style style:name="P4" style:family="paragraph" style:parent-style-name="Standard">
      <style:text-properties fo:font-size="16pt" officeooo:rsid="001c8b49" officeooo:paragraph-rsid="001c8b49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fo:font-size="16pt" officeooo:rsid="0019eb75" officeooo:paragraph-rsid="0019eb75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fo:font-size="16pt" officeooo:rsid="001aec24" officeooo:paragraph-rsid="001aec24" style:font-size-asian="16pt" style:font-size-complex="16pt"/>
    </style:style>
    <style:style style:name="P7" style:family="paragraph" style:parent-style-name="Standard">
      <style:text-properties fo:font-size="16pt" officeooo:rsid="001aec24" officeooo:paragraph-rsid="001aec24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Arial Black" fo:font-size="16pt" officeooo:rsid="001c8b49" officeooo:paragraph-rsid="001c8b49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Arial Black" fo:font-size="16pt" officeooo:rsid="00184f46" officeooo:paragraph-rsid="00184f46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Arial Black" fo:font-size="16pt" officeooo:rsid="001aec24" officeooo:paragraph-rsid="001aec24" style:font-size-asian="16pt" style:font-size-complex="16pt"/>
    </style:style>
    <style:style style:name="P11" style:family="paragraph" style:parent-style-name="Standard">
      <style:text-properties style:font-name="Arial Black" fo:font-size="16pt" officeooo:rsid="001aec24" officeooo:paragraph-rsid="001aec24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style:font-name="Arial Black" fo:font-size="20pt" officeooo:rsid="00184f46" officeooo:paragraph-rsid="00184f46" style:font-size-asian="20pt" style:font-size-complex="20pt"/>
    </style:style>
    <style:style style:name="P13" style:family="paragraph">
      <loext:graphic-properties draw:fill-color="#ff6666"/>
    </style:style>
    <style:style style:name="P14" style:family="paragraph">
      <style:paragraph-properties fo:text-align="center"/>
    </style:style>
    <style:style style:name="P15" style:family="paragraph">
      <loext:graphic-properties draw:fill-color="#ffff00"/>
    </style:style>
    <style:style style:name="P16" style:family="paragraph">
      <style:paragraph-properties fo:text-align="center"/>
      <style:text-properties style:font-name="Arial" fo:font-size="15pt" style:font-size-asian="15pt" style:font-size-complex="15pt"/>
    </style:style>
    <style:style style:name="P17" style:family="paragraph">
      <loext:graphic-properties draw:fill-color="#00cc00"/>
      <style:paragraph-properties fo:text-align="center"/>
      <style:text-properties style:font-name="Arial" fo:font-size="15pt" style:font-size-asian="15pt" style:font-size-complex="15pt"/>
    </style:style>
    <style:style style:name="P18" style:family="paragraph">
      <style:text-properties style:font-name="Arial Black"/>
    </style:style>
    <style:style style:name="P19" style:family="paragraph">
      <style:paragraph-properties fo:text-align="center"/>
      <style:text-properties style:font-name="Arial Black" fo:font-size="14pt" style:font-size-asian="14pt" style:font-size-complex="14pt"/>
    </style:style>
    <style:style style:name="P20" style:family="paragraph">
      <loext:graphic-properties draw:fill-color="#cc0000"/>
      <style:paragraph-properties fo:text-align="center"/>
      <style:text-properties style:font-name="Times New Roman" fo:font-size="16pt" style:font-size-asian="16pt" style:font-size-complex="16pt"/>
    </style:style>
    <style:style style:name="T1" style:family="text">
      <style:text-properties officeooo:rsid="001a072b"/>
    </style:style>
    <style:style style:name="T2" style:family="text">
      <style:text-properties style:font-name="Arial Black"/>
    </style:style>
    <style:style style:name="T3" style:family="text">
      <style:text-properties style:font-name="Arial"/>
    </style:style>
    <style:style style:name="T4" style:family="text">
      <style:text-properties style:font-name="Comic Sans MS"/>
    </style:style>
    <style:style style:name="T5" style:family="text">
      <style:text-properties style:font-name="Comic Sans MS" fo:font-size="10pt" style:font-size-asian="10pt" style:font-size-complex="10pt"/>
    </style:style>
    <style:style style:name="T6" style:family="text">
      <style:text-properties style:font-name="Comic Sans MS" fo:font-size="18pt" style:font-size-asian="18pt" style:font-size-complex="18pt"/>
    </style:style>
    <style:style style:name="T7" style:family="text">
      <style:text-properties style:font-name="Arial" fo:font-size="15pt" style:font-size-asian="15pt" style:font-size-complex="15pt"/>
    </style:style>
    <style:style style:name="T8" style:family="text">
      <style:text-properties style:font-name="Arial Black" fo:font-size="14pt" style:font-size-asian="14pt" style:font-size-complex="14pt"/>
    </style:style>
    <style:style style:name="T9" style:family="text">
      <style:text-properties style:font-name="Times New Roman" fo:font-size="16pt" style:font-size-asian="16pt" style:font-size-complex="16pt"/>
    </style:style>
    <style:style style:name="gr1" style:family="graphic">
      <style:graphic-properties draw:fill-color="#ff6666" draw:textarea-horizontal-align="justify" draw:textarea-vertical-align="middle" draw:auto-grow-height="false" fo:min-height="0.6646in" fo:min-width="4.9138in"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fill-color="#ffff00" draw:textarea-horizontal-align="justify" draw:textarea-vertical-align="middle" draw:auto-grow-height="false" fo:min-height="1.5236in" fo:min-width="2.8154in" style:run-through="foreground" style:wrap="none" style:wrap-contour-mode="full" style:vertical-pos="from-top" style:vertical-rel="paragraph" style:horizontal-pos="from-left" style:horizontal-rel="paragraph"/>
    </style:style>
    <style:style style:name="gr3" style:family="graphic">
      <style:graphic-properties draw:fill-color="#00cc00" draw:textarea-horizontal-align="justify" draw:textarea-vertical-align="middle" draw:auto-grow-height="false" fo:min-height="0.9638in" fo:min-width="1.1874in" style:run-through="foreground" style:wrap="none" style:wrap-contour-mode="full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5319in" fo:min-width="2.1563in" style:run-through="foreground" style:wrap="none" style:wrap-contour-mode="full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3654in" fo:min-width="2.4071in" style:run-through="foreground" style:wrap="none" style:wrap-contour-mode="full" style:vertical-pos="from-top" style:vertical-rel="paragraph" style:horizontal-pos="from-left" style:horizontal-rel="paragraph"/>
    </style:style>
    <style:style style:name="gr6" style:family="graphic">
      <style:graphic-properties draw:fill-color="#cc0000" draw:textarea-horizontal-align="justify" draw:textarea-vertical-align="middle" draw:auto-grow-height="false" fo:min-height="0.9374in" fo:min-width="2.448in" style:run-through="foreground" style:wrap="none" style:wrap-contour-mode="full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4925in" fo:min-width="0.1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ojeto Arquitetural</text:p>
      <text:p text:style-name="P9"/>
      <text:p text:style-name="P9">Organização geral do sistema</text:p>
      <text:p text:style-name="P2"/>
      <text:p text:style-name="P2">O sistema sis-arquivos tem seu desenvolvimento tem como objetivo a prestação de web-service, e sera desenvolvido em 3 camadas logicas que se comunicao para o fucionamento do sistema</text:p>
      <text:p text:style-name="P1"/>
      <text:p text:style-name="P1"/>
      <text:p text:style-name="P1"><draw:custom-shape text:anchor-type="paragraph" draw:z-index="0" draw:name="Shape1" draw:style-name="gr1" draw:text-style-name="P13" svg:width="5.1358in" svg:height="0.8858in" svg:x="0.872in" svg:y="0.0445in"><text:p><text:s/><text:span text:style-name="T4"><text:s/></text:span><text:span text:style-name="T4">Ienteface de comunicacão com o cliente (Camada de </text:span><text:span text:style-name="T5">Apre</text:span><text:span text:style-name="T4">.)</text:span></text:p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1" draw:name="Shape3" draw:style-name="gr2" draw:text-style-name="P15" svg:width="3.3232in" svg:height="2.0315in" svg:x="1.7575in" svg:y="1.8528in"><text:p text:style-name="P14"><text:s/><text:span text:style-name="T6"><text:s/></text:span><text:span text:style-name="T6">Camada Script</text:span></text:p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3" draw:name="Shape6" draw:style-name="gr4" draw:text-style-name="P18" svg:width="2.1567in" svg:height="1.063in" svg:x="2.1327in" svg:y="4.0693in"><text:p text:style-name="P14"><text:span text:style-name="T2">Bussine </text:span><text:span text:style-name="T2">Logic</text:span></text:p><draw:enhanced-geometry svg:viewBox="0 0 21600 21600" draw:text-areas="0 ?f0 21600 ?f4" draw:type="up-down-arrow-callout" draw:modifiers="5400 5500 2700 8100" draw:enhanced-path="M 0 ?f0 L 0 ?f4 ?f3 ?f4 ?f3 ?f6 ?f1 ?f6 10800 21600 ?f5 ?f6 ?f7 ?f6 ?f7 ?f4 21600 ?f4 21600 ?f0 ?f7 ?f0 ?f7 ?f2 ?f5 ?f2 10800 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0 "/><draw:equation draw:name="f5" draw:formula="21600-?f1 "/><draw:equation draw:name="f6" draw:formula="21600-?f2 "/><draw:equation draw:name="f7" draw:formula="21600-?f3 "/><draw:handle draw:handle-position="left $0" draw:handle-range-y-minimum="$2" draw:handle-range-y-maximum="10800"/><draw:handle draw:handle-position="$3 $2" draw:handle-range-x-minimum="$1" draw:handle-range-x-maximum="10800" draw:handle-range-y-minimum="0" draw:handle-range-y-maximum="$0"/><draw:handle draw:handle-position="$1 top" draw:handle-range-x-minimum="0" draw:handle-range-x-maximum="$3"/></draw:enhanced-geometry></draw:custom-shape><draw:custom-shape text:anchor-type="paragraph" draw:z-index="4" draw:name="Shape2" draw:style-name="gr5" draw:text-style-name="P19" svg:width="2.4067in" svg:height="0.7295in" svg:x="2.2783in" svg:y="0.9819in"><text:p text:style-name="P14"><text:span text:style-name="T8">Api </text:span><text:span text:style-name="T8">Scri</text:span><text:span text:style-name="T8">ps</text:span></text:p><draw:enhanced-geometry svg:viewBox="0 0 21600 21600" draw:text-areas="0 ?f0 21600 ?f4" draw:type="up-down-arrow-callout" draw:modifiers="5400 5500 2700 8100" draw:enhanced-path="M 0 ?f0 L 0 ?f4 ?f3 ?f4 ?f3 ?f6 ?f1 ?f6 10800 21600 ?f5 ?f6 ?f7 ?f6 ?f7 ?f4 21600 ?f4 21600 ?f0 ?f7 ?f0 ?f7 ?f2 ?f5 ?f2 10800 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0 "/><draw:equation draw:name="f5" draw:formula="21600-?f1 "/><draw:equation draw:name="f6" draw:formula="21600-?f2 "/><draw:equation draw:name="f7" draw:formula="21600-?f3 "/><draw:handle draw:handle-position="left $0" draw:handle-range-y-minimum="$2" draw:handle-range-y-maximum="10800"/><draw:handle draw:handle-position="$3 $2" draw:handle-range-x-minimum="$1" draw:handle-range-x-maximum="10800" draw:handle-range-y-minimum="0" draw:handle-range-y-maximum="$0"/><draw:handle draw:handle-position="$1 top" draw:handle-range-x-minimum="0" draw:handle-range-x-maximum="$3"/></draw:enhanced-geometry></draw:custom-shape><draw:custom-shape text:anchor-type="paragraph" draw:z-index="5" draw:name="Shape5" draw:style-name="gr6" draw:text-style-name="P20" svg:width="2.7606in" svg:height="1.2504in" svg:x="1.8201in" svg:y="5.0339in"><text:p text:style-name="P14"><text:span text:style-name="T9">Regras de Negocios </text:span></text:p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custom-shape text:anchor-type="paragraph" draw:z-index="6" draw:name="Shape7" draw:style-name="gr7" svg:width="0.2189in" svg:height="0.615in" svg:x="3.1535in" svg:y="6.2839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1"><draw:custom-shape text:anchor-type="paragraph" draw:z-index="2" draw:name="Shape4" draw:style-name="gr3" draw:text-style-name="P17" svg:width="1.1878in" svg:height="1.5421in" svg:x="2.6429in" svg:y="0.5319in"><text:p text:style-name="P16"><text:span text:style-name="T7">Banco de</text:span></text:p><text:p text:style-name="P16"><text:span text:style-name="T7"><text:s/></text:span><text:span text:style-name="T7">dados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P1"/>
      <text:p text:style-name="P8"><text:soft-page-break/>Camadas</text:p>
      <text:p text:style-name="P2"/>
      <text:p text:style-name="P3">Camada de Apresentação : a camada tem como objetivo fornecer ao usuario do serviço uma forma facio de interação com o sistema e claro entedimento dos seus recursos.</text:p>
      <text:p text:style-name="P5">Camada Script: funciona atendendo aos eventos enviados pela camada de apresentação, realizando assim a comunicação com <text:span text:style-name="T1">a camada bussiness</text:span> para atender aos requisitos do serviço prestado.</text:p>
      <text:p text:style-name="P5">Regras de negocio: <text:span text:style-name="T1">tem os requisitos nessesarios para o desenvolvimento da aplicação, nela esta camada os bussiness objct que farão com que as fucionalidades oferecidas pelo serviço, sejão prestadas e que as informações sejão percistidas no banco de dados escolhido.</text:span></text:p>
      <text:p text:style-name="P5"/>
      <text:p text:style-name="P6">Posibilidade de reuso:Como a arquitetura promove um baixo acoplamento entre as camadas, isso proportsiona uma grande reusabilidade dos componetes citados acima, alem disso uma facil evolução nos componetes do sistema e tambem no sistema em si.</text:p>
      <text:p text:style-name="P6"/>
      <text:p text:style-name="P10">Linguagem e tecnoligias usadas</text:p>
      <text:p text:style-name="P11"/>
      <text:p text:style-name="P7">Liguagens: A principal linguagem utilizada no projeto foi a liguem de programação, tambem foi utilizada as liguens HTML e CSS para a criação das paginas de comunicação com o usuario</text:p>
      <text:p text:style-name="P7">Tecnoligias auviliares: </text:p>
      <text:p text:style-name="P7"><text:tab/>Git(sistema de controle de versão de arquivos)</text:p>
      <text:p text:style-name="P7"><text:tab/>Maven(sistema de automatização na criação aplicãções)</text:p>
      <text:p text:style-name="P7"><text:tab/>Junit(para testes no sistema)</text:p>
      <text:p text:style-name="P7"><text:tab/>CDI(para o gerenciamento de objetos internos da aplicação)</text:p>
      <text:p text:style-name="P7"><text:tab/>JSF(para o controle de requisições feito pelo cliente e a geração de pagisnas HTML)</text:p>
      <text:p text:style-name="P7"><text:tab/>Log4j(para o monitoramento de funcinamento do sistema)</text:p>
      <text:p text:style-name="P11"/>
      <text:p text:style-name="P8">Requisitos do Sistema</text:p>
      <text:p text:style-name="P4">segue a especificação dada sobre o sistema desenvolvido:</text:p>
      <text:p text:style-name="P4"/>
      <text:p text:style-name="P4"/>
      <text:p text:style-name="P8">Sobre entidades externas</text:p>
      <text:p text:style-name="P4"><text:soft-page-break/><text:span text:style-name="T3">banco</text:span>:foi utilizado o banco postgreSQL para o armazenamento de informações criadas pelo usuario e sistema para se garatir maior segurança e coexão sobre os d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01:15:18.620934292</meta:creation-date>
    <dc:date>2017-10-20T02:21:14.669711938</dc:date>
    <meta:editing-duration>PT42S</meta:editing-duration>
    <meta:editing-cycles>1</meta:editing-cycles>
    <meta:document-statistic meta:table-count="0" meta:image-count="0" meta:object-count="0" meta:page-count="3" meta:paragraph-count="21" meta:word-count="286" meta:character-count="1922" meta:non-whitespace-character-count="1650"/>
    <meta:generator>LibreOffice/5.1.6.2$Linux_x86 LibreOffice_project/10m0$Build-2</meta:generator>
  </office:meta>
</office:document-meta>
</file>